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</office:font-face-decls>
  <office:automatic-styles>
    <style:style style:name="표2" style:family="table" style:master-page-name="">
      <style:table-properties style:width="15.358cm" style:page-number="auto" fo:break-before="auto" fo:break-after="auto" table:align="left" fo:keep-with-next="auto"/>
    </style:style>
    <style:style style:name="표2.A" style:family="table-column">
      <style:table-column-properties style:column-width="1.993cm"/>
    </style:style>
    <style:style style:name="표2.B" style:family="table-column">
      <style:table-column-properties style:column-width="4.849cm"/>
    </style:style>
    <style:style style:name="표2.C" style:family="table-column">
      <style:table-column-properties style:column-width="4.519cm"/>
    </style:style>
    <style:style style:name="표2.D" style:family="table-column">
      <style:table-column-properties style:column-width="3.997cm"/>
    </style:style>
    <style:style style:name="표2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P1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/>
    </style:style>
    <style:style style:name="P2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/>
    </style:style>
    <style:style style:name="P3" style:family="paragraph" style:parent-style-name="Heading_20_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/>
    </style:style>
    <style:style style:name="P4" style:family="paragraph" style:parent-style-name="Heading_20_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/>
    </style:style>
    <style:style style:name="P5" style:family="paragraph" style:parent-style-name="Heading_20_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/>
    </style:style>
    <style:style style:name="P6" style:family="paragraph" style:parent-style-name="Heading_20_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officeooo:paragraph-rsid="000bc351"/>
    </style:style>
    <style:style style:name="P7" style:family="paragraph" style:parent-style-name="Heading_20_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officeooo:paragraph-rsid="000bc351"/>
    </style:style>
    <style:style style:name="P8" style:family="paragraph" style:parent-style-name="Heading_20_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officeooo:paragraph-rsid="000bc351"/>
    </style:style>
    <style:style style:name="P9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officeooo:paragraph-rsid="000bc351"/>
    </style:style>
    <style:style style:name="P10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officeooo:paragraph-rsid="000bc351"/>
    </style:style>
    <style:style style:name="P11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-asian="Google Sans"/>
    </style:style>
    <style:style style:name="P12" style:family="paragraph" style:parent-style-name="Horizontal_20_Line">
      <style:text-properties officeooo:paragraph-rsid="000bc351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officeooo:paragraph-rsid="000bc351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-asian="Google Sans Text" style:font-weight-asian="bold" loext:padding="0cm" loext:border="none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officeooo:paragraph-rsid="000bc351" style:font-name-asian="Google Sans Text" style:font-weight-asian="bold" loext:padding="0cm" loext:border="none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-asian="Google Sans Text" loext:padding="0cm" loext:border="none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officeooo:paragraph-rsid="000bc351" style:font-name-asian="Google Sans Text" loext:padding="0cm" loext:border="none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loext:padding="0cm" loext:border="none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officeooo:paragraph-rsid="000bc351" loext:padding="0cm" loext:border="none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Google Sans Text" loext:padding="0cm" loext:border="none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Google Sans Text" officeooo:paragraph-rsid="000bc351" loext:padding="0cm" loext:border="none"/>
    </style:style>
    <style:style style:name="P23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/>
    </style:style>
    <style:style style:name="P24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/>
    </style:style>
    <style:style style:name="P25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/>
    </style:style>
    <style:style style:name="P26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fo:color="#1f1f1f" loext:opacity="100%"/>
    </style:style>
    <style:style style:name="P28" style:family="paragraph" style:parent-style-name="Text_20_body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/>
    </style:style>
    <style:style style:name="P29" style:family="paragraph" style:parent-style-name="Text_20_body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/>
    </style:style>
    <style:style style:name="P30" style:family="paragraph" style:parent-style-name="Text_20_body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/>
    </style:style>
    <style:style style:name="P31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/>
    </style:style>
    <style:style style:name="P32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/>
    </style:style>
    <style:style style:name="P33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/>
    </style:style>
    <style:style style:name="P34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/>
    </style:style>
    <style:style style:name="P35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officeooo:paragraph-rsid="000bc351"/>
    </style:style>
    <style:style style:name="P36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officeooo:paragraph-rsid="000bc351"/>
    </style:style>
    <style:style style:name="P37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officeooo:paragraph-rsid="000bc351"/>
    </style:style>
    <style:style style:name="P38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officeooo:paragraph-rsid="000bc351"/>
    </style:style>
    <style:style style:name="P39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/>
    </style:style>
    <style:style style:name="P40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/>
    </style:style>
    <style:style style:name="P41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/>
    </style:style>
    <style:style style:name="P42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/>
    </style:style>
    <style:style style:name="P43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/>
    </style:style>
    <style:style style:name="P44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/>
    </style:style>
    <style:style style:name="P45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/>
    </style:style>
    <style:style style:name="P46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/>
    </style:style>
    <style:style style:name="P47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/>
    </style:style>
    <style:style style:name="P48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/>
    </style:style>
    <style:style style:name="P49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/>
    </style:style>
    <style:style style:name="P50" style:family="paragraph" style:parent-style-name="Text_20_body" style:list-style-name="L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officeooo:paragraph-rsid="000bc351"/>
    </style:style>
    <style:style style:name="P51" style:family="paragraph" style:parent-style-name="Text_20_body" style:list-style-name="L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officeooo:paragraph-rsid="000bc351"/>
    </style:style>
    <style:style style:name="P52" style:family="paragraph" style:parent-style-name="Text_20_body" style:list-style-name="L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officeooo:paragraph-rsid="000bc351"/>
    </style:style>
    <style:style style:name="P53" style:family="paragraph" style:parent-style-name="Text_20_body" style:list-style-name="L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officeooo:paragraph-rsid="000bc351"/>
    </style:style>
    <style:style style:name="P54" style:family="paragraph" style:parent-style-name="Text_20_body" style:list-style-name="L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officeooo:paragraph-rsid="000bc351"/>
    </style:style>
    <style:style style:name="P55" style:family="paragraph" style:parent-style-name="Text_20_body" style:list-style-name="L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officeooo:paragraph-rsid="000bc351"/>
    </style:style>
    <style:style style:name="P56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officeooo:paragraph-rsid="000bc351"/>
    </style:style>
    <style:style style:name="P57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officeooo:paragraph-rsid="000bc351"/>
    </style:style>
    <style:style style:name="P58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officeooo:paragraph-rsid="000bc351"/>
    </style:style>
    <style:style style:name="P59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officeooo:paragraph-rsid="000bc351"/>
    </style:style>
    <style:style style:name="P60" style:family="paragraph" style:parent-style-name="Text_20_body" style:list-style-name="L7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 fo:keep-with-next="auto"/>
      <style:text-properties fo:color="#1f1f1f" loext:opacity="100%" officeooo:paragraph-rsid="000bc351"/>
    </style:style>
    <style:style style:name="P61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officeooo:paragraph-rsid="000bc351"/>
    </style:style>
    <style:style style:name="P62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officeooo:paragraph-rsid="000bc351"/>
    </style:style>
    <style:style style:name="P63" style:family="paragraph" style:parent-style-name="Text_20_body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officeooo:paragraph-rsid="000bc351"/>
    </style:style>
    <style:style style:name="P64" style:family="paragraph" style:parent-style-name="Text_20_body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officeooo:paragraph-rsid="000bc351"/>
    </style:style>
    <style:style style:name="P65" style:family="paragraph" style:parent-style-name="Text_20_body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officeooo:paragraph-rsid="000bc351"/>
    </style:style>
    <style:style style:name="P66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loext:padding="0cm" loext:border="none"/>
    </style:style>
    <style:style style:name="P67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officeooo:paragraph-rsid="000bc351" loext:padding="0cm" loext:border="none"/>
    </style:style>
    <style:style style:name="P68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loext:padding="0cm" loext:border="none"/>
    </style:style>
    <style:style style:name="P69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loext:padding="0cm" loext:border="none"/>
    </style:style>
    <style:style style:name="P70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loext:padding="0cm" loext:border="none"/>
    </style:style>
    <style:style style:name="P71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loext:padding="0cm" loext:border="none"/>
    </style:style>
    <style:style style:name="P72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loext:padding="0cm" loext:border="none"/>
    </style:style>
    <style:style style:name="P73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loext:padding="0cm" loext:border="none"/>
    </style:style>
    <style:style style:name="P74" style:family="paragraph" style:parent-style-name="Text_20_body" style:list-style-name="L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officeooo:paragraph-rsid="000bc351" loext:padding="0cm" loext:border="none"/>
    </style:style>
    <style:style style:name="P75" style:family="paragraph" style:parent-style-name="Text_20_body" style:list-style-name="L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officeooo:paragraph-rsid="000bc351" loext:padding="0cm" loext:border="none"/>
    </style:style>
    <style:style style:name="P76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officeooo:paragraph-rsid="000bc351" loext:padding="0cm" loext:border="none"/>
    </style:style>
    <style:style style:name="P77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officeooo:paragraph-rsid="000bc351" loext:padding="0cm" loext:border="none"/>
    </style:style>
    <style:style style:name="P78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officeooo:paragraph-rsid="000bc351" loext:padding="0cm" loext:border="none"/>
    </style:style>
    <style:style style:name="P79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80" style:family="paragraph" style:parent-style-name="Text_20_body" style:list-style-name="L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officeooo:paragraph-rsid="000bc351"/>
    </style:style>
    <style:style style:name="P81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officeooo:paragraph-rsid="000bc351"/>
    </style:style>
    <style:style style:name="T1" style:family="text">
      <style:text-properties style:font-name="Google Sans Text"/>
    </style:style>
    <style:style style:name="T2" style:family="text">
      <style:text-properties style:font-name="Google Sans Text" fo:font-weight="bold"/>
    </style:style>
    <style:style style:name="T3" style:family="text">
      <style:text-properties style:font-name="Google Sans Text" fo:font-weight="bold" loext:padding="0cm" loext:border="none"/>
    </style:style>
    <style:style style:name="T4" style:family="text">
      <style:text-properties style:font-name="Google Sans Text" style:font-name-asian="Google Sans Text"/>
    </style:style>
    <style:style style:name="T5" style:family="text">
      <style:text-properties style:font-name="Google Sans Text" style:font-name-asian="Google Sans Text" style:font-weight-asian="bold" loext:padding="0cm" loext:border="none"/>
    </style:style>
    <style:style style:name="T6" style:family="text">
      <style:text-properties style:font-name-asian="Google Sans Text"/>
    </style:style>
    <style:style style:name="T7" style:family="text">
      <style:text-properties style:font-name-asian="Google Sans Text" style:font-weight-asian="bold"/>
    </style:style>
    <style:style style:name="T8" style:family="text">
      <style:text-properties style:font-name-asian="Google Sans Text" style:font-weight-asian="bold" loext:padding="0cm" loext:border="none"/>
    </style:style>
    <style:style style:name="T9" style:family="text">
      <style:text-properties fo:color="#1f1f1f" loext:opacity="100%" style:font-name="Google Sans Text"/>
    </style:style>
    <style:style style:name="T10" style:family="text">
      <style:text-properties fo:color="#1f1f1f" loext:opacity="100%" style:font-name="Google Sans Text" fo:font-weight="bold" loext:padding="0cm" loext:border="none"/>
    </style:style>
    <style:style style:name="T11" style:family="text">
      <style:text-properties fo:color="#1f1f1f" loext:opacity="100%" style:font-name="Google Sans Text" loext:padding="0cm" loext:border="none"/>
    </style:style>
    <style:style style:name="T12" style:family="text">
      <style:text-properties fo:color="#1f1f1f" loext:opacity="100%" style:font-name-asian="Google Sans Text"/>
    </style:style>
    <style:style style:name="T13" style:family="text">
      <style:text-properties fo:color="#1f1f1f" loext:opacity="100%" style:font-name-asian="Google Sans Text" style:font-weight-asian="bold" loext:padding="0cm" loext:border="none"/>
    </style:style>
    <style:style style:name="T14" style:family="text">
      <style:text-properties fo:color="#1f1f1f" loext:opacity="100%" style:font-name-asian="Google Sans Text" loext:padding="0cm" loext:border="none"/>
    </style:style>
    <style:style style:name="T15" style:family="text">
      <style:text-properties style:font-name="Google Sans"/>
    </style:style>
    <style:style style:name="T16" style:family="text">
      <style:text-properties style:font-name-asian="Google Sans"/>
    </style:style>
    <style:style style:name="T17" style:family="text">
      <style:text-properties fo:color="#444746" loext:opacity="100%" style:font-name="Google Sans Text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ile:///home/ubuntu-02/ai_project/webpage_AiNex/community.html 최신 토론 및 정보 체이지의 목록을 클릭하였을 때 생성되는 페이지의 질문 내용과 답변 내용이 일치하도록 <text:s/>모달 페이지의 내용을 수정 및 구현해 주세요.</text:p>
      <text:p text:style-name="Standard"/>
      <text:p text:style-name="Standard">Q. Llama-3 70B 모델을 로컬에 서빙할 때 최적의 양자화 기법은 무엇일까요?</text:p>
      <text:p text:style-name="Standard"/>
      <text:p text:style-name="Standard">[답변 내용]</text:p>
      <text:p text:style-name="Standard">안녕하세요. 현업에서 70B급 모델을 온프레미스로 구축할 때 가장 많이 고민하시는 부분이네요. 결론부터 말씀드리면 AWQ (Activation-aware Weight Quantization) 4-bit를 추천드립니다.</text:p>
      <text:p text:style-name="Standard"/>
      <text:p text:style-name="Standard">1. AWQ vs GPTQ 비교</text:p>
      <text:p text:style-name="Standard">정확도(Perplexity): AWQ는 중요 가중치(Salient weights)를 보호하는 알고리즘 덕분에 GPTQ보다 약 2~3% 더 나은 PPL을 보여줍니다. 특히 한국어와 같이 토큰 밀도가 높은 언어에서 문맥 유지력이 우수합니다.</text:p>
      <text:p text:style-name="Standard">VRAM 효율: 4-bit 양자화 시 70B 모델은 약 35~40GB의 VRAM을 점유합니다. RTX 4090 2장(NVLink 권장, 없어도 파이프라인 병렬화 가능)이면 충분히 구동 가능합니다.</text:p>
      <text:p text:style-name="Standard">2. vLLM과의 호환성</text:p>
      <text:p text:style-name="Standard">vLLM 최신 버전(0.4.x 이상)은 AWQ 커널 최적화가 매우 잘 되어 있습니다. `quantization="awq"` 옵션을 주었을 때, GPTQ 대비 약 1.5배 빠른 토큰 생성 속도(TPS)를 기대할 수 있습니다.</text:p>
      <text:p text:style-name="Standard"/>
      <text:p text:style-name="Standard">Recommendation: 한국어 품질이 중요하다면 EXL2(ExLlamaV2) 포맷도 고려해볼 만하지만, 상용 서빙 안정성 측면에서는 vLLM + AWQ 조합이 현재로서는 "Industry Standard"에 가깝습니다.</text:p>
      <text:p text:style-name="Standard"/>
      <text:p text:style-name="Standard">여기까지 내용은 명백히 오답입니다.</text:p>
      <text:p text:style-name="Standard"/>
      <text:p text:style-name="Standard">[https://gemini.google.com/app/6bbcb4fb898ae6eb?hl=ko 의 답변 내용]</text:p>
      <text:p text:style-name="Standard"/>
      <text:p text:style-name="P23"><text:span text:style-name="T1">Llama-3 70B</text:span><text:span text:style-name="T6">와 같은 거대 모델을 로컬 환경에서 서빙할 때</text:span><text:span text:style-name="T1">, '</text:span><text:span text:style-name="T6">최적</text:span><text:span text:style-name="T1">'</text:span><text:span text:style-name="T6">의 양자화 기법은 </text:span><text:span text:style-name="T8">사용 가능한 하드웨어</text:span><text:span text:style-name="T3">(GPU VRAM </text:span><text:span text:style-name="T8">용량</text:span><text:span text:style-name="T3">, </text:span><text:span text:style-name="T8">브랜드</text:span><text:span text:style-name="T3">)</text:span><text:span text:style-name="T1"> </text:span><text:span text:style-name="T6">와 </text:span><text:span text:style-name="T8">사용 목적</text:span><text:span text:style-name="T3">(</text:span><text:span text:style-name="T8">단일 사용자 </text:span><text:span text:style-name="T3">vs </text:span><text:span text:style-name="T8">다중 접속 서빙</text:span><text:span text:style-name="T3">)</text:span><text:span text:style-name="T1"> </text:span><text:span text:style-name="T6">에 따라 결정됩니다</text:span><text:span text:style-name="T1">.</text:span></text:p>
      <text:p text:style-name="P27"><text:span text:style-name="T1"/></text:p>
      <text:p text:style-name="P61"><text:span text:style-name="T6">가장 널리 사용되고 검증된 </text:span><text:span text:style-name="T1">3</text:span><text:span text:style-name="T6">가지 주요 기법</text:span><text:span text:style-name="T1">(</text:span><text:span text:style-name="T3">EXL2, GGUF, AWQ</text:span><text:span text:style-name="T1">)</text:span><text:span text:style-name="T6">을 중심으로 분석해 드립니다</text:span><text:span text:style-name="T1">.</text:span></text:p>
      <text:p text:style-name="P12"/>
      <text:h text:style-name="P6" text:outline-level="3"><text:span text:style-name="T15">1. NVIDIA GPU </text:span><text:span text:style-name="T16">단독 사용 시 </text:span><text:span text:style-name="T15">(</text:span><text:span text:style-name="T16">성능 최우선</text:span><text:span text:style-name="T15">): </text:span><text:span text:style-name="T3">EXL2 (ExLlamaV2)</text:span></text:h>
      <text:p text:style-name="P61"><text:span text:style-name="T6">현재 </text:span><text:span text:style-name="T1">NVIDIA GPU(3090, 4090 </text:span><text:span text:style-name="T6">등</text:span><text:span text:style-name="T1">)</text:span><text:span text:style-name="T6">를 사용 중이라면 </text:span><text:span text:style-name="T8">가장 추천하는 방식</text:span><text:span text:style-name="T6">입니다</text:span><text:span text:style-name="T1">.</text:span></text:p>
      <text:list text:style-name="L1">
        <text:list-item>
          <text:p text:style-name="P35"><text:span text:style-name="T8">특징</text:span><text:span text:style-name="T3">:</text:span><text:span text:style-name="T1"> </text:span><text:span text:style-name="T6">기존 </text:span><text:span text:style-name="T1">GPTQ </text:span><text:span text:style-name="T6">방식보다 더 빠르고 효율적입니다</text:span><text:span text:style-name="T1">. </text:span><text:span text:style-name="T6">특히 </text:span><text:span text:style-name="T8">가변 비트레이트</text:span><text:span text:style-name="T3">(Variable Bitrate)</text:span><text:span text:style-name="T1"> </text:span><text:span text:style-name="T6">를 지원하여</text:span><text:span text:style-name="T1">, </text:span><text:span text:style-name="T6">모델의 중요 레이어는 높은 비트로</text:span><text:span text:style-name="T1">, </text:span><text:span text:style-name="T6">덜 중요한 레이어는 낮은 비트로 압축해 화질</text:span><text:span text:style-name="T1">(Perplexity) </text:span><text:span text:style-name="T6">저하를 최소화합니다</text:span><text:span text:style-name="T1">.</text:span></text:p>
        </text:list-item>
        <text:list-item>
          <text:p text:style-name="P67"><text:span text:style-name="T7">장점</text:span><text:span text:style-name="T2">:</text:span></text:p>
          <text:list>
            <text:list-item>
              <text:p text:style-name="P35"><text:span text:style-name="T8">압도적인 추론 속도</text:span><text:span text:style-name="T3">:</text:span><text:span text:style-name="T1"> </text:span><text:span text:style-name="T6">현존하는 로컬 로더 중 가장 빠릅니다</text:span><text:span text:style-name="T1">.</text:span></text:p>
            </text:list-item>
            <text:list-item>
              <text:p text:style-name="P35"><text:span text:style-name="T8">정교한 </text:span><text:span text:style-name="T3">VRAM </text:span><text:span text:style-name="T8">맞춤</text:span><text:span text:style-name="T3">:</text:span><text:span text:style-name="T1"> 4.0bpw(bits per weight), 4.65bpw, 5.0bpw </text:span><text:span text:style-name="T6">등 소수점 단위로 양자화된 모델을 선택하여 내 </text:span><text:span text:style-name="T1">VRAM(</text:span><text:span text:style-name="T6">예</text:span><text:span text:style-name="T1">: 24GB x 2 = 48GB)</text:span><text:span text:style-name="T6">에 딱 맞게 모델을 적재할 수 있습니다</text:span><text:span text:style-name="T1">.</text:span></text:p>
            </text:list-item>
          </text:list>
        </text:list-item>
        <text:list-item>
          <text:p text:style-name="P35"><text:span text:style-name="T8">단점</text:span><text:span text:style-name="T3">:</text:span><text:span text:style-name="T1"> NVIDIA GPU</text:span><text:span text:style-name="T6">에서만 작동하며</text:span><text:span text:style-name="T1">, </text:span><text:span text:style-name="T6">초기 로딩 시 </text:span><text:span text:style-name="T1">VRAM </text:span><text:span text:style-name="T6">파편화 이슈가 발생할 수 있습니다</text:span><text:span text:style-name="T1">.</text:span></text:p>
        </text:list-item>
      </text:list>
      <text:h text:style-name="P6" text:outline-level="3"><text:span text:style-name="T15">2. Mac(Apple Silicon) </text:span><text:span text:style-name="T16">또는 </text:span><text:span text:style-name="T15">CPU/GPU </text:span><text:span text:style-name="T16">혼용 시 </text:span><text:span text:style-name="T15">(</text:span><text:span text:style-name="T16">호환성 최우선</text:span><text:span text:style-name="T15">): </text:span><text:span text:style-name="T3">GGUF (llama.cpp)</text:span></text:h>
      <text:p text:style-name="P63"><text:span text:style-name="T1">Mac Studio(M1/M2/M3 Ultra)</text:span><text:span text:style-name="T6">를 사용하거나</text:span><text:span text:style-name="T1">, VRAM</text:span><text:span text:style-name="T6">이 부족하여 시스템 </text:span><text:span text:style-name="T1">RAM</text:span><text:span text:style-name="T6">을 끌어다 써야 하는 경우</text:span><text:span text:style-name="T1">(Offloading) </text:span><text:span text:style-name="T6">표준입니다</text:span><text:span text:style-name="T1">.</text:span></text:p>
      <text:list text:style-name="L5">
        <text:list-item>
          <text:p text:style-name="P50"><text:span text:style-name="T8">특징</text:span><text:span text:style-name="T3">:</text:span><text:span text:style-name="T1"> CPU</text:span><text:span text:style-name="T6">와 </text:span><text:span text:style-name="T1">GPU </text:span><text:span text:style-name="T6">간의 레이어 오프로딩</text:span><text:span text:style-name="T1">(Offloading)</text:span><text:span text:style-name="T6">에 최적화되어 있습니다</text:span><text:span text:style-name="T1">.</text:span></text:p>
        </text:list-item>
        <text:list-item>
          <text:p text:style-name="P74"><text:soft-page-break/><text:span text:style-name="T7">장점</text:span><text:span text:style-name="T2">:</text:span></text:p>
          <text:list>
            <text:list-item>
              <text:p text:style-name="P50"><text:span text:style-name="T8">범용성</text:span><text:span text:style-name="T3">:</text:span><text:span text:style-name="T1"> </text:span><text:span text:style-name="T6">거의 모든 하드웨어에서 구동 가능합니다</text:span><text:span text:style-name="T1">.</text:span></text:p>
            </text:list-item>
            <text:list-item>
              <text:p text:style-name="P80"><text:span text:style-name="T10">K-Quant </text:span><text:span text:style-name="T13">기법</text:span><text:span text:style-name="T10">:</text:span><text:span text:style-name="T9"> </text:span><text:span text:style-name="Source_20_Text"><text:span text:style-name="T17">Q4_K_M</text:span></text:span><text:span text:style-name="T9">, </text:span><text:span text:style-name="Source_20_Text"><text:span text:style-name="T17">Q5_K_M</text:span></text:span><text:span text:style-name="T9"> </text:span><text:span text:style-name="T12">등 진보된 양자화 방식을 사용하여</text:span><text:span text:style-name="T9">, </text:span><text:span text:style-name="T12">동일 비트 수 대비 기존 방식보다 성능 하락이 적습니다</text:span><text:span text:style-name="T9">.</text:span></text:p>
            </text:list-item>
          </text:list>
        </text:list-item>
        <text:list-item>
          <text:p text:style-name="P50"><text:span text:style-name="T8">단점</text:span><text:span text:style-name="T3">:</text:span><text:span text:style-name="T1"> </text:span><text:span text:style-name="T6">순수 </text:span><text:span text:style-name="T1">GPU </text:span><text:span text:style-name="T6">기반인 </text:span><text:span text:style-name="T1">EXL2</text:span><text:span text:style-name="T6">나 </text:span><text:span text:style-name="T1">AWQ</text:span><text:span text:style-name="T6">에 비해 토큰 생성 속도</text:span><text:span text:style-name="T1">(t/s)</text:span><text:span text:style-name="T6">가 느립니다</text:span><text:span text:style-name="T1">.</text:span></text:p>
        </text:list-item>
      </text:list>
      <text:h text:style-name="P6" text:outline-level="3"><text:span text:style-name="T15">3. </text:span><text:span text:style-name="T16">프로덕션 서빙 및 </text:span><text:span text:style-name="T15">vLLM </text:span><text:span text:style-name="T16">사용 시 </text:span><text:span text:style-name="T15">(</text:span><text:span text:style-name="T16">안정성 최우선</text:span><text:span text:style-name="T15">): </text:span><text:span text:style-name="T3">AWQ</text:span></text:h>
      <text:p text:style-name="P63"><text:span text:style-name="T6">개인 사용이 아니라 </text:span><text:span text:style-name="T1">API </text:span><text:span text:style-name="T6">서버</text:span><text:span text:style-name="T1">(vLLM, TGI </text:span><text:span text:style-name="T6">등</text:span><text:span text:style-name="T1">)</text:span><text:span text:style-name="T6">를 구축하여 서비스하려는 경우에 적합합니다</text:span><text:span text:style-name="T1">.</text:span></text:p>
      <text:list text:style-name="L6">
        <text:list-item>
          <text:p text:style-name="P53"><text:span text:style-name="T8">특징</text:span><text:span text:style-name="T3">:</text:span><text:span text:style-name="T1"> </text:span><text:span text:style-name="T6">가중치</text:span><text:span text:style-name="T1">(Weight)</text:span><text:span text:style-name="T6">뿐만 아니라 활성화</text:span><text:span text:style-name="T1">(Activation) </text:span><text:span text:style-name="T6">값의 중요도를 고려하여 양자화합니다</text:span><text:span text:style-name="T1">.</text:span></text:p>
        </text:list-item>
        <text:list-item>
          <text:p text:style-name="P75"><text:span text:style-name="T7">장점</text:span><text:span text:style-name="T2">:</text:span></text:p>
          <text:list>
            <text:list-item>
              <text:p text:style-name="P53"><text:span text:style-name="T3">vLLM </text:span><text:span text:style-name="T8">지원</text:span><text:span text:style-name="T3">:</text:span><text:span text:style-name="T1"> </text:span><text:span text:style-name="T6">현재 가장 강력한 서빙 엔진인 </text:span><text:span text:style-name="T1">vLLM</text:span><text:span text:style-name="T6">에서 기본적으로 가장 잘 지원하는 포맷입니다</text:span><text:span text:style-name="T1">. (</text:span><text:span text:style-name="T6">최근 </text:span><text:span text:style-name="T1">vLLM</text:span><text:span text:style-name="T6">도 </text:span><text:span text:style-name="T1">GPTQ/EXL2 </text:span><text:span text:style-name="T6">지원을 늘리고 있으나 </text:span><text:span text:style-name="T1">AWQ</text:span><text:span text:style-name="T6">가 여전히 안정적입니다</text:span><text:span text:style-name="T1">.)</text:span></text:p>
            </text:list-item>
            <text:list-item>
              <text:p text:style-name="P53"><text:span text:style-name="T8">준수한 속도와 성능</text:span><text:span text:style-name="T3">:</text:span><text:span text:style-name="T1"> GPTQ</text:span><text:span text:style-name="T6">보다 나은 성능을 보여주며 서빙 환경에서 처리량</text:span><text:span text:style-name="T1">(Throughput)</text:span><text:span text:style-name="T6">이 우수합니다</text:span><text:span text:style-name="T1">.</text:span></text:p>
            </text:list-item>
          </text:list>
        </text:list-item>
      </text:list>
      <text:p text:style-name="P12"/>
      <text:h text:style-name="P9" text:outline-level="3">📊 <text:span text:style-name="T16">기법별 비교 요약</text:span></text:h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header-rows>
          <table:table-row>
            <table:table-cell table:style-name="표2.A1" office:value-type="string">
              <text:p text:style-name="P14"><text:span text:style-name="Strong_20_Emphasis"><text:span text:style-name="T14">특성</text:span></text:span></text:p>
            </table:table-cell>
            <table:table-cell table:style-name="표2.A1" office:value-type="string">
              <text:p text:style-name="P14"><text:span text:style-name="Strong_20_Emphasis"><text:span text:style-name="T11">EXL2 (ExLlamaV2)</text:span></text:span></text:p>
            </table:table-cell>
            <table:table-cell table:style-name="표2.A1" office:value-type="string">
              <text:p text:style-name="P14"><text:span text:style-name="Strong_20_Emphasis"><text:span text:style-name="T11">GGUF (llama.cpp)</text:span></text:span></text:p>
            </table:table-cell>
            <table:table-cell table:style-name="표2.A1" office:value-type="string">
              <text:p text:style-name="P14"><text:span text:style-name="Strong_20_Emphasis"><text:span text:style-name="T11">AWQ</text:span></text:span></text:p>
            </table:table-cell>
          </table:table-row>
        </table:table-header-rows>
        <table:table-row>
          <table:table-cell table:style-name="표2.A1" office:value-type="string">
            <text:p text:style-name="P16">주요 타겟</text:p>
          </table:table-cell>
          <table:table-cell table:style-name="표2.A1" office:value-type="string">
            <text:p text:style-name="P22">NVIDIA GPU (Hardcore)</text:p>
          </table:table-cell>
          <table:table-cell table:style-name="표2.A1" office:value-type="string">
            <text:p text:style-name="P22">Mac / Low VRAM / CPU</text:p>
          </table:table-cell>
          <table:table-cell table:style-name="표2.A1" office:value-type="string">
            <text:p text:style-name="P22">Production / vLLM</text:p>
          </table:table-cell>
        </table:table-row>
        <table:table-row>
          <table:table-cell table:style-name="표2.A1" office:value-type="string">
            <text:p text:style-name="P16">추론 속도</text:p>
          </table:table-cell>
          <table:table-cell table:style-name="표2.A1" office:value-type="string">
            <text:p text:style-name="P20">⭐⭐⭐⭐⭐ <text:span text:style-name="T1">(</text:span><text:span text:style-name="T6">가장 빠름</text:span><text:span text:style-name="T1">)</text:span></text:p>
          </table:table-cell>
          <table:table-cell table:style-name="표2.A1" office:value-type="string">
            <text:p text:style-name="P20">⭐⭐⭐ <text:span text:style-name="T1">(</text:span><text:span text:style-name="T6">보통</text:span><text:span text:style-name="T1">)</text:span></text:p>
          </table:table-cell>
          <table:table-cell table:style-name="표2.A1" office:value-type="string">
            <text:p text:style-name="P20">⭐⭐⭐⭐ <text:span text:style-name="T1">(</text:span><text:span text:style-name="T6">빠름</text:span><text:span text:style-name="T1">)</text:span></text:p>
          </table:table-cell>
        </table:table-row>
        <table:table-row>
          <table:table-cell table:style-name="표2.A1" office:value-type="string">
            <text:p text:style-name="P20"><text:span text:style-name="T2">VRAM </text:span><text:span text:style-name="T7">효율</text:span></text:p>
          </table:table-cell>
          <table:table-cell table:style-name="표2.A1" office:value-type="string">
            <text:p text:style-name="P20">⭐⭐⭐⭐⭐ <text:span text:style-name="T1">(</text:span><text:span text:style-name="T6">미세 조정 가능</text:span><text:span text:style-name="T1">)</text:span></text:p>
          </table:table-cell>
          <table:table-cell table:style-name="표2.A1" office:value-type="string">
            <text:p text:style-name="P20">⭐⭐⭐⭐ <text:span text:style-name="T1">(RAM </text:span><text:span text:style-name="T6">혼용 가능</text:span><text:span text:style-name="T1">)</text:span></text:p>
          </table:table-cell>
          <table:table-cell table:style-name="표2.A1" office:value-type="string">
            <text:p text:style-name="P20">⭐⭐⭐ <text:span text:style-name="T1">(</text:span><text:span text:style-name="T6">고정 비트</text:span><text:span text:style-name="T1">)</text:span></text:p>
          </table:table-cell>
        </table:table-row>
        <table:table-row>
          <table:table-cell table:style-name="표2.A1" office:value-type="string">
            <text:p text:style-name="P20"><text:span text:style-name="T7">화질</text:span><text:span text:style-name="T2">(PPL)</text:span></text:p>
          </table:table-cell>
          <table:table-cell table:style-name="표2.A1" office:value-type="string">
            <text:p text:style-name="P20"><text:span text:style-name="T6">매우 우수 </text:span><text:span text:style-name="T1">(</text:span><text:span text:style-name="T6">가변 비트</text:span><text:span text:style-name="T1">)</text:span></text:p>
          </table:table-cell>
          <table:table-cell table:style-name="표2.A1" office:value-type="string">
            <text:p text:style-name="P20"><text:span text:style-name="T6">우수 </text:span><text:span text:style-name="T1">(K-Quants)</text:span></text:p>
          </table:table-cell>
          <table:table-cell table:style-name="표2.A1" office:value-type="string">
            <text:p text:style-name="P18">우수</text:p>
          </table:table-cell>
        </table:table-row>
        <table:table-row>
          <table:table-cell table:style-name="표2.A1" office:value-type="string">
            <text:p text:style-name="P16">추천 환경</text:p>
          </table:table-cell>
          <table:table-cell table:style-name="표2.A1" office:value-type="string">
            <text:p text:style-name="P22">2x RTX 3090/4090</text:p>
          </table:table-cell>
          <table:table-cell table:style-name="표2.A1" office:value-type="string">
            <text:p text:style-name="P20"><text:span text:style-name="T1">Mac Studio, </text:span><text:span text:style-name="T6">단일 </text:span><text:span text:style-name="T1">GPU</text:span></text:p>
          </table:table-cell>
          <table:table-cell table:style-name="표2.A1" office:value-type="string">
            <text:p text:style-name="P20"><text:span text:style-name="T1">H100/A100/A6000 </text:span><text:span text:style-name="T6">서버</text:span></text:p>
          </table:table-cell>
        </table:table-row>
      </table:table>
      <text:h text:style-name="P9" text:outline-level="3">💡 <text:span text:style-name="T15">Llama-3 70B</text:span><text:span text:style-name="T16">를 위한 </text:span><text:span text:style-name="T15">'Sweet Spot' </text:span><text:span text:style-name="T16">권장</text:span></text:h>
      <text:p text:style-name="P63"><text:span text:style-name="T1">Llama-3 70B </text:span><text:span text:style-name="T6">모델은 매개변수가 많아 양자화에 비교적 강건하지만</text:span><text:span text:style-name="T1">, </text:span><text:span text:style-name="T6">너무 낮추면 성능이 급격히 떨어집니다</text:span><text:span text:style-name="T1">.</text:span></text:p>
      <text:list text:style-name="L7">
        <text:list-item>
          <text:p text:style-name="P76"><text:span text:style-name="T2">VRAM 48GB (</text:span><text:span text:style-name="T7">예</text:span><text:span text:style-name="T2">: 2x 3090/4090 NVLink/PCIe)</text:span></text:p>
          <text:list>
            <text:list-item>
              <text:p text:style-name="P56"><text:span text:style-name="T8">추천</text:span><text:span text:style-name="T3">:</text:span><text:span text:style-name="T1"> </text:span><text:span text:style-name="T3">EXL2 4.65bpw</text:span><text:span text:style-name="T1"> (</text:span><text:span text:style-name="T6">또는 </text:span><text:span text:style-name="T1">4.0bpw)</text:span></text:p>
            </text:list-item>
            <text:list-item>
              <text:p text:style-name="P56"><text:span text:style-name="T8">이유</text:span><text:span text:style-name="T3">:</text:span><text:span text:style-name="T1"> 70B </text:span><text:span text:style-name="T6">모델을 </text:span><text:span text:style-name="T1">4.65bpw</text:span><text:span text:style-name="T6">로 맞추면 약 </text:span><text:span text:style-name="T1">40~42GB VRAM</text:span><text:span text:style-name="T6">을 차지하며</text:span><text:span text:style-name="T1">, 8K~16K </text:span><text:span text:style-name="T6">컨텍스트를 유지하면서도 </text:span><text:span text:style-name="T1">FP16 </text:span><text:span text:style-name="T6">원본과 구별하기 힘든 성능을 냅니다</text:span><text:span text:style-name="T1">.</text:span></text:p>
            </text:list-item>
          </text:list>
        </text:list-item>
        <text:list-item>
          <text:p text:style-name="P76"><text:span text:style-name="T2">Mac Studio (Unified Memory 64GB </text:span><text:span text:style-name="T7">이상</text:span><text:span text:style-name="T2">)</text:span></text:p>
          <text:list>
            <text:list-item>
              <text:p text:style-name="P56"><text:span text:style-name="T8">추천</text:span><text:span text:style-name="T3">:</text:span><text:span text:style-name="T1"> </text:span><text:span text:style-name="T3">GGUF Q4_K_M</text:span><text:span text:style-name="T1"> </text:span><text:span text:style-name="T6">또는 </text:span><text:span text:style-name="T3">Q5_K_M</text:span></text:p>
            </text:list-item>
            <text:list-item>
              <text:p text:style-name="P56"><text:span text:style-name="T8">이유</text:span><text:span text:style-name="T3">:</text:span><text:span text:style-name="T1"> Q4_K_M(</text:span><text:span text:style-name="T6">약 </text:span><text:span text:style-name="T1">43GB)</text:span><text:span text:style-name="T6">이 속도와 성능의 균형이 가장 좋습니다</text:span><text:span text:style-name="T1">. </text:span><text:span text:style-name="T6">여유가 된다면 </text:span><text:span text:style-name="T1">Q5_K_M(</text:span><text:span text:style-name="T6">약 </text:span><text:span text:style-name="T1">52GB)</text:span><text:span text:style-name="T6">을 추천합니다</text:span><text:span text:style-name="T1">.</text:span></text:p>
            </text:list-item>
          </text:list>
        </text:list-item>
        <text:list-item>
          <text:p text:style-name="P76"><text:span text:style-name="T2">VRAM 24GB (</text:span><text:span text:style-name="T7">단일 카드</text:span><text:span text:style-name="T2">)</text:span></text:p>
          <text:list>
            <text:list-item>
              <text:p text:style-name="P60"><text:soft-page-break/><text:span text:style-name="T5">불가</text:span><text:span text:style-name="T3">:</text:span><text:span text:style-name="T1"> 70B </text:span><text:span text:style-name="T4">모델은 </text:span><text:span text:style-name="T1">24GB</text:span><text:span text:style-name="T4">에 적재가 불가능합니다</text:span><text:span text:style-name="T1">(IQ2_XXS </text:span><text:span text:style-name="T4">등 극단적 압축을 하면 들어가긴 하나 지능이 </text:span><text:span text:style-name="T1">8B </text:span><text:span text:style-name="T4">모델보다 떨어질 수 있음</text:span><text:span text:style-name="T1">). </text:span><text:span text:style-name="T4">이 경우 </text:span><text:span text:style-name="T3">Llama-3 8B</text:span><text:span text:style-name="T4">를 쓰거나 </text:span><text:span text:style-name="T3">CPU </text:span><text:span text:style-name="T5">오프로딩</text:span><text:span text:style-name="T3">(GGUF)</text:span><text:span text:style-name="T1"> </text:span><text:span text:style-name="T4">을 해야 하는데 속도가 매우 느립니다</text:span><text:span text:style-name="T1">.</text:span></text:p>
            </text:list-item>
          </text:list>
        </text:list-item>
      </text:list>
      <text:p text:style-name="P8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KR1" style:font-family-asian="'Noto Serif CJK KR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6T21:09:31.844621381</meta:creation-date>
    <dc:date>2026-01-06T21:12:27.716870991</dc:date>
    <meta:editing-duration>PT2M56S</meta:editing-duration>
    <meta:editing-cycles>1</meta:editing-cycles>
    <meta:generator>LibreOffice/24.2.7.2$Linux_X86_64 LibreOffice_project/420$Build-2</meta:generator>
    <meta:print-date>2026-01-06T21:12:39.399056658</meta:print-date>
    <meta:printed-by>PDF 파일</meta:printed-by>
    <meta:document-statistic meta:table-count="1" meta:image-count="0" meta:object-count="0" meta:page-count="3" meta:paragraph-count="69" meta:word-count="1567" meta:character-count="3084" meta:non-whitespace-character-count="2546"/>
  </office:meta>
</office:document-meta>
</file>